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1" svg:font-family="思源黑體" style:font-adornments="標準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3.15cm" fo:min-width="8.227cm" fo:padding-top="0.198cm" fo:padding-bottom="0.198cm" fo:padding-left="0.318cm" fo:padding-right="0.318cm" fo:wrap-option="wrap" draw:shadow="visible" draw:shadow-offset-x="0.106cm" draw:shadow-offset-y="0.106cm" draw:shadow-color="#808080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ntwork1" draw:style-name="gr1" draw:text-style-name="P2" svg:width="8.861cm" svg:height="3.544cm" svg:x="3.265cm" svg:y="3.039cm"><text:p text:style-name="P1"><text:span text:style-name="T1">NOTE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range-y-minimum="0" draw:handle-range-y-maximum="4460" draw:handle-position="left $0" draw:handle-position-x="left" draw:handle-position-y="$0"/><draw:handle draw:handle-range-x-minimum="8640" draw:handle-range-x-maximum="12960" draw:handle-position="$1 21600" draw:handle-position-x="$1" draw:handle-position-y="216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1" svg:font-family="思源黑體" style:font-adornments="標準" style:font-pitch="variable"/>
  </office:font-face-decls>
  <office:styles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標準" style:font-family-generic="swiss" style:font-pitch="variable" style:font-name-asian="思源黑體1" style:font-family-asian="思源黑體" style:font-style-name-asian="標準" style:font-pitch-asian="variable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13:38:18.228228178</meta:creation-date>
    <dc:title>預設範本</dc:title>
    <meta:editing-duration>PT55S</meta:editing-duration>
    <meta:editing-cycles>3</meta:editing-cycles>
    <meta:generator>LibreOffice/25.2.2.2$Linux_X86_64 LibreOffice_project/7370d4be9e3cf6031a51beef54ff3bda878e3fac</meta:generator>
    <meta:initial-creator>Franklin Weng</meta:initial-creator>
    <dc:date>2025-07-14T13:46:56.355157543</dc:date>
    <dc:creator>Franklin Weng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預設範本" xlink:href="../../../../../../../.config/libreoffice/4/user/template/預設範本.ott" meta:date="2025-07-14T13:38:17.483283362"/>
  </office:meta>
</office:document-meta>
</file>